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11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59508" calcext:value-type="float">
            <text:p>-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9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416" calcext:value-type="float">
            <text:p>-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8-1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87688" calcext:value-type="float">
            <text:p>-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7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8464" calcext:value-type="float">
            <text:p>-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6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1512" calcext:value-type="float">
            <text:p>-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5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78544" calcext:value-type="float">
            <text:p>-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4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29776" calcext:value-type="float">
            <text:p>-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3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87688" calcext:value-type="float">
            <text:p>-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2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96832" calcext:value-type="float">
            <text:p>-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5-02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17584" calcext:value-type="float">
            <text:p>-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12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37752" calcext:value-type="float">
            <text:p>-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11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81008" calcext:value-type="float">
            <text:p>-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10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5416" calcext:value-type="float">
            <text:p>-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9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81008" calcext:value-type="float">
            <text:p>-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6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79712" calcext:value-type="float">
            <text:p>-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5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41968" calcext:value-type="float">
            <text:p>-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4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98712" calcext:value-type="float">
            <text:p>-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3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41968" calcext:value-type="float">
            <text:p>-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2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3892" calcext:value-type="float">
            <text:p>-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4-01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68816" calcext:value-type="float">
            <text:p>-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1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28608" calcext:value-type="float">
            <text:p>-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11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13952" calcext:value-type="float">
            <text:p>-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10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17584" calcext:value-type="float">
            <text:p>-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9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96248" calcext:value-type="float">
            <text:p>-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8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56624" calcext:value-type="float">
            <text:p>-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7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3892" calcext:value-type="float">
            <text:p>-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6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7796" calcext:value-type="float">
            <text:p>-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5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96832" calcext:value-type="float">
            <text:p>-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4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09024" calcext:value-type="float">
            <text:p>-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3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13952" calcext:value-type="float">
            <text:p>-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75496" calcext:value-type="float">
            <text:p>-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3-01-2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90152" calcext:value-type="float">
            <text:p>-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12-2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26144" calcext:value-type="float">
            <text:p>-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875496" calcext:value-type="float">
            <text:p>-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10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74784" calcext:value-type="float">
            <text:p>-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9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3448" calcext:value-type="float">
            <text:p>-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9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3448" calcext:value-type="float">
            <text:p>-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7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3448" calcext:value-type="float">
            <text:p>-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6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198584" calcext:value-type="float">
            <text:p>-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5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60128" calcext:value-type="float">
            <text:p>-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4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05264" calcext:value-type="float">
            <text:p>-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3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14992" calcext:value-type="float">
            <text:p>-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2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0468" calcext:value-type="float">
            <text:p>-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2-01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81464" calcext:value-type="float">
            <text:p>-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1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9612" calcext:value-type="float">
            <text:p>-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11-1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323552" calcext:value-type="float">
            <text:p>-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10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8896" calcext:value-type="float">
            <text:p>-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09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79" calcext:value-type="float">
            <text:p>-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08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00336" calcext:value-type="float">
            <text:p>-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408" calcext:value-type="float">
            <text:p>-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408" calcext:value-type="float">
            <text:p>-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7076" calcext:value-type="float">
            <text:p>-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098" calcext:value-type="float">
            <text:p>-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4028" calcext:value-type="float">
            <text:p>-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6568" calcext:value-type="float">
            <text:p>-22.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6408" calcext:value-type="float">
            <text:p>-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692" calcext:value-type="float">
            <text:p>-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152" calcext:value-type="float">
            <text:p>-20.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932" calcext:value-type="float">
            <text:p>-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5552" calcext:value-type="float">
            <text:p>-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36" calcext:value-type="float">
            <text:p>-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504" calcext:value-type="float">
            <text:p>-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452" calcext:value-type="float">
            <text:p>-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692" calcext:value-type="float">
            <text:p>-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0312" calcext:value-type="float">
            <text:p>-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574" calcext:value-type="float">
            <text:p>-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3548" calcext:value-type="float">
            <text:p>-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8" meta:object-count="0"/>
    <meta:user-defined meta:name="AppVersion">3.0</meta:user-defined>
  </office:meta>
</office:document-meta>
</file>